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16.845cm"/>
    </style:style>
    <style:style style:name="co3" style:family="table-column">
      <style:table-column-properties fo:break-before="auto" style:column-width="0.672cm"/>
    </style:style>
    <style:style style:name="co4" style:family="table-column">
      <style:table-column-properties fo:break-before="auto" style:column-width="0.75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9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cccccc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fo:color="#06060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cccccc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fo:color="#06060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14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 table:style-name="ce8" office:value-type="string" calcext:value-type="string">
            <text:p>aficionado</text:p>
          </table:table-cell>
          <table:table-cell table:style-name="ce8" office:value-type="string" calcext:value-type="string">
            <text:p>cláusula</text:p>
          </table:table-cell>
          <table:table-cell table:style-name="ce12" office:value-type="string" calcext:value-type="string">
            <text:p>cobra</text:p>
          </table:table-cell>
          <table:table-cell table:style-name="ce8" office:value-type="string" calcext:value-type="string">
            <text:p>convenio</text:p>
          </table:table-cell>
          <table:table-cell table:style-name="ce12" office:value-type="string" calcext:value-type="string">
            <text:p>cuánto</text:p>
          </table:table-cell>
          <table:table-cell table:style-name="ce8" office:value-type="string" calcext:value-type="string">
            <text:p>deporte</text:p>
          </table:table-cell>
          <table:table-cell table:style-name="ce8" office:value-type="string" calcext:value-type="string">
            <text:p>división</text:p>
          </table:table-cell>
          <table:table-cell table:style-name="ce8" office:value-type="string" calcext:value-type="string">
            <text:p>élite</text:p>
          </table:table-cell>
          <table:table-cell table:style-name="ce8" office:value-type="string" calcext:value-type="string">
            <text:p>español</text:p>
          </table:table-cell>
          <table:table-cell table:style-name="ce12" office:value-type="string" calcext:value-type="string">
            <text:p>fútbol</text:p>
          </table:table-cell>
          <table:table-cell table:style-name="ce8" office:value-type="string" calcext:value-type="string">
            <text:p>honor</text:p>
          </table:table-cell>
          <table:table-cell table:style-name="ce12" office:value-type="string" calcext:value-type="string">
            <text:p>jugador</text:p>
          </table:table-cell>
          <table:table-cell table:style-name="ce8" office:value-type="string" calcext:value-type="string">
            <text:p>mensual</text:p>
          </table:table-cell>
          <table:table-cell table:style-name="ce8" office:value-type="string" calcext:value-type="string">
            <text:p>mileurista</text:p>
          </table:table-cell>
          <table:table-cell table:style-name="ce8" office:value-type="string" calcext:value-type="string">
            <text:p>mínimo</text:p>
          </table:table-cell>
          <table:table-cell table:style-name="ce8" office:value-type="string" calcext:value-type="string">
            <text:p>prima</text:p>
          </table:table-cell>
          <table:table-cell table:style-name="ce12" office:value-type="string" calcext:value-type="string">
            <text:p>profesional</text:p>
          </table:table-cell>
          <table:table-cell table:style-name="ce8" office:value-type="string" calcext:value-type="string">
            <text:p>renombre</text:p>
          </table:table-cell>
          <table:table-cell table:style-name="ce12" office:value-type="string" calcext:value-type="string">
            <text:p>sala</text:p>
          </table:table-cell>
          <table:table-cell table:style-name="ce8" office:value-type="string" calcext:value-type="string">
            <text:p>salario</text:p>
          </table:table-cell>
          <table:table-cell table:number-columns-repeated="1001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sacandodebanda.com/2019/10/16/salarios-clausulas-futbol-sala/" xlink:type="simple">https://sacandodebanda.com/2019/10/16/salarios-clausulas-futbol-sala/</text:a>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saberia.com/cuanto-cobra-un-jugador-de-futbol-sala/" xlink:type="simple">https://www.saberia.com/cuanto-cobra-un-jugador-de-futbol-sala/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01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bonosdeapuesta.com/apuestas/cuanto-gana-un-jugador-de-futbol-sala/" xlink:type="simple">https://bonosdeapuesta.com/apuestas/cuanto-gana-un-jugador-de-futbol-sala/</text:a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37" calcext:value-type="float">
            <text:p>37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s://cuanto.top/gana/jugador-futbol-sala/" xlink:type="simple">https://cuanto.top/gana/jugador-futbol-sala/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01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es.calcuworld.com/cuantos/cuanto-gana-un-jugador-de-futbol/" xlink:type="simple">https://es.calcuworld.com/cuantos/cuanto-gana-un-jugador-de-futbol/</text:a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es.quora.com/Cuánto-gana-o-cobra-un-jugador-de-fútbol-de-2B-en-España" xlink:type="simple">https://es.quora.com/Cu%C3%A1nto-gana-o-cobra-un-jugador-de-f%C3%BAtbol-de-2B-en-Espa%C3%B1a</text:a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https://futboljobs.com/blog/cuanto-cobra-un-jugador-de-futbol-de-tercera-division/" xlink:type="simple">https://futboljobs.com/blog/cuanto-cobra-un-jugador-de-futbol-de-tercera-division/</text:a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https://futboljobs.com/pt/blog/cuanto-gana-un-jugador-de-futbol-en-espana/" xlink:type="simple">https://futboljobs.com/pt/blog/cuanto-gana-un-jugador-de-futbol-en-espana/</text:a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https://sueldospublicos.economiadigital.es/texto-diario/mostrar/554504/salario-minimo-futbolistas-primera-segunda-division" xlink:type="simple">https://sueldospublicos.economiadigital.es/texto-diario/mostrar/554504/salario-minimo-futbolistas-primera-segunda-division</text:a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<text:a xlink:href="https://www.abc.es/economia/20141112/abci-cuanto-cobra-futbolista-espana-201411112140.html" xlink:type="simple">https://www.abc.es/economia/20141112/abci-cuanto-cobra-futbolista-espana-201411112140.html</text:a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https://www.cuatro.com/deportes/futbol/cuanto-cobra-jugadora-profesional-futbol-salario-be5m_18_3057345368.html" xlink:type="simple">https://www.cuatro.com/deportes/futbol/cuanto-cobra-jugadora-profesional-futbol-salario-be5m_18_3057345368.html</text:a>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16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https://www.cuatro.com/deportes/futbol/liga/sueldo-arbitros-primera-division-futbol-be5m_18_2961270028.html" xlink:type="simple">https://www.cuatro.com/deportes/futbol/liga/sueldo-arbitros-primera-division-futbol-be5m_18_2961270028.html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https://www.culemania.com/palco/todos-salarios-deportistas-profesionales-barca_332091_102.html" xlink:type="simple">https://www.culemania.com/palco/todos-salarios-deportistas-profesionales-barca_332091_102.html</text:a>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style-name="ce16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https://www.estrelladigital.es/articulo/futbol/cuanto-gana-jugador-mas-humilde-primera/20141012204158213232.html" xlink:type="simple">https://www.estrelladigital.es/articulo/futbol/cuanto-gana-jugador-mas-humilde-primera/20141012204158213232.html</text:a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https://www.forocoches.com/foro/showthread.php?t=2757667" xlink:type="simple">https://www.forocoches.com/foro/showthread.php?t=2757667</text:a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16" office:value-type="float" office:value="16" calcext:value-type="float">
            <text:p>16</text:p>
          </table:table-cell>
          <table:table-cell table:style-name="ce6" office:value-type="string" calcext:value-type="string">
            <text:p><text:a xlink:href="https://www.forocoches.com/foro/showthread.php?t=3524711" xlink:type="simple">https://www.forocoches.com/foro/showthread.php?t=3524711</text:a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https://www.futsalcorner.es/la-columna/cifras-numeros-futsal/" xlink:type="simple">https://www.futsalcorner.es/la-columna/cifras-numeros-futsal/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16" office:value-type="float" office:value="18" calcext:value-type="float">
            <text:p>18</text:p>
          </table:table-cell>
          <table:table-cell table:style-name="ce6" office:value-type="string" calcext:value-type="string">
            <text:p><text:a xlink:href="https://www.marca.com/futbol/futbol-femenino/2019/02/08/5c5dbfe546163f4c358b45e5.html" xlink:type="simple">https://www.marca.com/futbol/futbol-femenino/2019/02/08/5c5dbfe546163f4c358b45e5.html</text:a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6" office:value-type="string" calcext:value-type="string">
            <text:p><text:a xlink:href="https://www.merca2.es/sueldos-jugadores-futbol-sala/" xlink:type="simple">https://www.merca2.es/sueldos-jugadores-futbol-sala/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16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https://www.todoparaarbitros.com/cuanto-cobra-un-arbitro-de-futbol-sala/" xlink:type="simple">https://www.todoparaarbitros.com/cuanto-cobra-un-arbitro-de-futbol-sala/</text:a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39" calcext:value-type="float">
            <text:p>3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01"/>
        </table:table-row>
        <table:table-row table:style-name="ro2" table:number-rows-repeated="959">
          <table:table-cell table:style-name="ce4" table:number-columns-repeated="2"/>
          <table:table-cell table:style-name="ce11" table:number-columns-repeated="20"/>
          <table:table-cell table:number-columns-repeated="1001"/>
        </table:table-row>
        <table:table-row table:style-name="ro4" table:number-rows-repeated="1047595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9:57:33.658061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dc:date>2021-03-17T20:02:22.331168137</dc:date>
    <meta:editing-duration>PT4M48S</meta:editing-duration>
    <meta:editing-cycles>2</meta:editing-cycles>
    <meta:document-statistic meta:table-count="1" meta:cell-count="462" meta:object-count="0"/>
  </office:meta>
</office:document-meta>
</file>